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ortda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next_day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PR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7-02-0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46153846153846" calcext:value-type="float">
            <text:p>0.34615384615384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7-02-0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7-02-0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7-02-1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43589743589744" calcext:value-type="float">
            <text:p>0.24358974358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7-02-1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43589743589744" calcext:value-type="float">
            <text:p>0.24358974358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7-02-1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05128205128205" calcext:value-type="float">
            <text:p>0.205128205128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7-02-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17948717948718" calcext:value-type="float">
            <text:p>0.21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7-02-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7-02-1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7-02-1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94871794871795" calcext:value-type="float">
            <text:p>0.2948717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7-02-1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7-02-1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7-02-1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7-02-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94871794871795" calcext:value-type="float">
            <text:p>0.29487179487179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7-02-2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7-02-2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525641025641026" calcext:value-type="float">
            <text:p>0.52564102564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7-02-2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7-02-2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512820512820513" calcext:value-type="float">
            <text:p>0.512820512820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7-02-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371794871794872" calcext:value-type="float">
            <text:p>0.37179487179487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7-02-2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7-02-2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7-02-2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17-03-0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17-03-0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74358974358974" calcext:value-type="float">
            <text:p>0.47435897435897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17-03-0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7-03-0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02564102564103" calcext:value-type="float">
            <text:p>0.602564102564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17-03-0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17-03-0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87179487179487" calcext:value-type="float">
            <text:p>0.48717948717948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17-03-0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74358974358974" calcext:value-type="float">
            <text:p>0.47435897435897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17-03-0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35897435897436" calcext:value-type="float">
            <text:p>0.43589743589743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17-03-0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17-03-1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41025641025641" calcext:value-type="float">
            <text:p>0.4102564102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17-03-1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97435897435897" calcext:value-type="float">
            <text:p>0.397435897435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17-03-1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17-03-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1025641025641" calcext:value-type="float">
            <text:p>0.4102564102564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17-03-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17-03-1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17-03-1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87179487179487" calcext:value-type="float">
            <text:p>0.487179487179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17-03-1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474358974358974" calcext:value-type="float">
            <text:p>0.474358974358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17-03-1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564102564102564" calcext:value-type="float">
            <text:p>0.56410256410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17-03-1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487179487179487" calcext:value-type="float">
            <text:p>0.48717948717948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17-03-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76923076923077" calcext:value-type="float">
            <text:p>0.57692307692307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17-03-2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17-03-2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17-03-2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17-03-2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17-03-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17-03-2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17-03-2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17-03-2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17-03-2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17-03-3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02564102564103" calcext:value-type="float">
            <text:p>0.602564102564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17-03-3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17-04-0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17-04-0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17-04-0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17-04-0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64102564102564" calcext:value-type="float">
            <text:p>0.56410256410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17-04-0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25641025641026" calcext:value-type="float">
            <text:p>0.52564102564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17-04-0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17-04-0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17-04-0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12820512820513" calcext:value-type="float">
            <text:p>0.5128205128205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17-04-0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51282051282051" calcext:value-type="float">
            <text:p>0.55128205128205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17-04-1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02564102564103" calcext:value-type="float">
            <text:p>0.602564102564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17-04-1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17-04-1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25641025641026" calcext:value-type="float">
            <text:p>0.52564102564102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17-04-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28205128205128" calcext:value-type="float">
            <text:p>0.628205128205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17-04-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17-04-1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02564102564103" calcext:value-type="float">
            <text:p>0.602564102564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17-04-1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25641025641026" calcext:value-type="float">
            <text:p>0.52564102564102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17-04-1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474358974358974" calcext:value-type="float">
            <text:p>0.47435897435897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17-04-1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512820512820513" calcext:value-type="float">
            <text:p>0.512820512820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17-04-1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58974358974359" calcext:value-type="float">
            <text:p>0.358974358974359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17-04-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17-04-2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58974358974359" calcext:value-type="float">
            <text:p>0.35897435897435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17-04-2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17-04-2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35897435897436" calcext:value-type="float">
            <text:p>0.43589743589743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17-04-2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17-04-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17-04-2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17-04-2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17-04-2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17-04-2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74358974358974" calcext:value-type="float">
            <text:p>0.47435897435897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17-04-3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12820512820513" calcext:value-type="float">
            <text:p>0.51282051282051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17-05-0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17-05-0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17-05-0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17-05-0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17-05-0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02564102564103" calcext:value-type="float">
            <text:p>0.60256410256410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17-05-0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17-05-0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17-05-0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02564102564103" calcext:value-type="float">
            <text:p>0.60256410256410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17-05-0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76923076923077" calcext:value-type="float">
            <text:p>0.5769230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17-05-1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525641025641026" calcext:value-type="float">
            <text:p>0.5256410256410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17-05-1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17-05-1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17-05-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17-05-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17-05-1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17-05-1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17-05-1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17-05-1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17-05-1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17-05-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17-05-2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17-05-2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17-05-2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17-05-2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17-05-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28205128205128" calcext:value-type="float">
            <text:p>0.62820512820512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17-05-2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17-05-2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17-05-2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17-05-2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17-05-3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17-05-3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82051282051282" calcext:value-type="float">
            <text:p>0.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17-06-0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17-06-0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17-06-0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17-06-0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2051282051282" calcext:value-type="float">
            <text:p>0.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17-06-0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82051282051282" calcext:value-type="float">
            <text:p>0.7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17-06-0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17-06-0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17-06-0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17-06-0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17-06-1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17-06-11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17-06-1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17-06-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17-06-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17-06-1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17-06-1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17-06-1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17-06-1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28205128205128" calcext:value-type="float">
            <text:p>0.628205128205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17-06-1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17-06-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82051282051282" calcext:value-type="float">
            <text:p>0.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17-06-2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17-06-2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871794871794872" calcext:value-type="float">
            <text:p>0.871794871794872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17-06-2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17-06-2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17-06-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35897435897436" calcext:value-type="float">
            <text:p>0.93589743589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17-06-2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17-06-2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871794871794872" calcext:value-type="float">
            <text:p>0.871794871794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17-06-2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935897435897436" calcext:value-type="float">
            <text:p>0.93589743589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17-06-29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35897435897436" calcext:value-type="float">
            <text:p>0.93589743589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17-06-3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1025641025641" calcext:value-type="float">
            <text:p>0.9102564102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17-07-0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2051282051282" calcext:value-type="float">
            <text:p>0.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17-07-0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17-07-0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17-07-0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17-07-0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17-07-0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17-07-0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897435897435897" calcext:value-type="float">
            <text:p>0.897435897435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17-07-08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897435897435897" calcext:value-type="float">
            <text:p>0.897435897435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17-07-09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1025641025641" calcext:value-type="float">
            <text:p>0.9102564102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17-07-1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17-07-1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87179487179487" calcext:value-type="float">
            <text:p>0.987179487179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17-07-1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897435897435897" calcext:value-type="float">
            <text:p>0.897435897435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17-07-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17-07-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00593471810089" calcext:value-type="float">
            <text:p>0.00593471810089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17-07-15</text:p>
          </table:table-cell>
          <table:table-cell office:value-type="float" office:value="0.00593471810089" calcext:value-type="float">
            <text:p>0.00593471810089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17-07-16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17-07-1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17-07-1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82051282051282" calcext:value-type="float">
            <text:p>0.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17-07-19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884615384615385" calcext:value-type="float">
            <text:p>0.8846153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17-07-20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17-07-21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48717948717949" calcext:value-type="float">
            <text:p>0.94871794871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17-07-2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17-07-23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48717948717949" calcext:value-type="float">
            <text:p>0.94871794871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17-07-2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17-07-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17-07-26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17-07-27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17-07-28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010385756676558" calcext:value-type="float">
            <text:p>0.010385756676558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17-07-29</text:p>
          </table:table-cell>
          <table:table-cell office:value-type="float" office:value="0.010385756676558" calcext:value-type="float">
            <text:p>0.010385756676558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00593471810089" calcext:value-type="float">
            <text:p>0.005934718100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17-07-30</text:p>
          </table:table-cell>
          <table:table-cell office:value-type="float" office:value="0.00593471810089" calcext:value-type="float">
            <text:p>0.00593471810089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14836795252226" calcext:value-type="float">
            <text:p>0.014836795252226</text:p>
          </table:table-cell>
          <table:table-cell office:value-type="float" office:value="0.897435897435897" calcext:value-type="float">
            <text:p>0.897435897435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17-07-31</text:p>
          </table:table-cell>
          <table:table-cell office:value-type="float" office:value="0.014836795252226" calcext:value-type="float">
            <text:p>0.014836795252226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0.91025641025641" calcext:value-type="float">
            <text:p>0.9102564102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17-08-01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17-08-02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3738872403561" calcext:value-type="float">
            <text:p>0.023738872403561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17-08-03</text:p>
          </table:table-cell>
          <table:table-cell office:value-type="float" office:value="0.023738872403561" calcext:value-type="float">
            <text:p>0.023738872403561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17804154302671" calcext:value-type="float">
            <text:p>0.017804154302671</text:p>
          </table:table-cell>
          <table:table-cell office:value-type="float" office:value="0.935897435897436" calcext:value-type="float">
            <text:p>0.93589743589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17-08-04</text:p>
          </table:table-cell>
          <table:table-cell office:value-type="float" office:value="0.017804154302671" calcext:value-type="float">
            <text:p>0.017804154302671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34124629080119" calcext:value-type="float">
            <text:p>0.034124629080119</text:p>
          </table:table-cell>
          <table:table-cell office:value-type="float" office:value="0.987179487179487" calcext:value-type="float">
            <text:p>0.987179487179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17-08-05</text:p>
          </table:table-cell>
          <table:table-cell office:value-type="float" office:value="0.034124629080119" calcext:value-type="float">
            <text:p>0.034124629080119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28189910979229" calcext:value-type="float">
            <text:p>0.0281899109792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17-08-06</text:p>
          </table:table-cell>
          <table:table-cell office:value-type="float" office:value="0.028189910979229" calcext:value-type="float">
            <text:p>0.028189910979229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44510385756677" calcext:value-type="float">
            <text:p>0.044510385756677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17-08-07</text:p>
          </table:table-cell>
          <table:table-cell office:value-type="float" office:value="0.044510385756677" calcext:value-type="float">
            <text:p>0.044510385756677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17-08-08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16320474777448" calcext:value-type="float">
            <text:p>0.016320474777448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17-08-09</text:p>
          </table:table-cell>
          <table:table-cell office:value-type="float" office:value="0.016320474777448" calcext:value-type="float">
            <text:p>0.0163204747774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22255192878338" calcext:value-type="float">
            <text:p>0.022255192878338</text:p>
          </table:table-cell>
          <table:table-cell office:value-type="float" office:value="0.948717948717949" calcext:value-type="float">
            <text:p>0.94871794871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17-08-10</text:p>
          </table:table-cell>
          <table:table-cell office:value-type="float" office:value="0.022255192878338" calcext:value-type="float">
            <text:p>0.02225519287833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25222551928783" calcext:value-type="float">
            <text:p>0.025222551928783</text:p>
          </table:table-cell>
          <table:table-cell office:value-type="float" office:value="0.987179487179487" calcext:value-type="float">
            <text:p>0.987179487179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17-08-11</text:p>
          </table:table-cell>
          <table:table-cell office:value-type="float" office:value="0.025222551928783" calcext:value-type="float">
            <text:p>0.025222551928783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25222551928783" calcext:value-type="float">
            <text:p>0.025222551928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17-08-12</text:p>
          </table:table-cell>
          <table:table-cell office:value-type="float" office:value="0.025222551928783" calcext:value-type="float">
            <text:p>0.025222551928783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97922848664688" calcext:value-type="float">
            <text:p>0.09792284866468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17-08-13</text:p>
          </table:table-cell>
          <table:table-cell office:value-type="float" office:value="0.097922848664688" calcext:value-type="float">
            <text:p>0.09792284866468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44510385756677" calcext:value-type="float">
            <text:p>0.04451038575667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17-08-14</text:p>
          </table:table-cell>
          <table:table-cell office:value-type="float" office:value="0.044510385756677" calcext:value-type="float">
            <text:p>0.044510385756677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78635014836795" calcext:value-type="float">
            <text:p>0.078635014836795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17-08-15</text:p>
          </table:table-cell>
          <table:table-cell office:value-type="float" office:value="0.078635014836795" calcext:value-type="float">
            <text:p>0.078635014836795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103857566765579" calcext:value-type="float">
            <text:p>0.103857566765579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17-08-16</text:p>
          </table:table-cell>
          <table:table-cell office:value-type="float" office:value="0.103857566765579" calcext:value-type="float">
            <text:p>0.103857566765579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155786350148368" calcext:value-type="float">
            <text:p>0.155786350148368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17-08-17</text:p>
          </table:table-cell>
          <table:table-cell office:value-type="float" office:value="0.155786350148368" calcext:value-type="float">
            <text:p>0.15578635014836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117210682492582" calcext:value-type="float">
            <text:p>0.117210682492582</text:p>
          </table:table-cell>
          <table:table-cell office:value-type="float" office:value="0.871794871794872" calcext:value-type="float">
            <text:p>0.871794871794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17-08-18</text:p>
          </table:table-cell>
          <table:table-cell office:value-type="float" office:value="0.117210682492582" calcext:value-type="float">
            <text:p>0.117210682492582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07566765578635" calcext:value-type="float">
            <text:p>0.07566765578635</text:p>
          </table:table-cell>
          <table:table-cell office:value-type="float" office:value="0.884615384615385" calcext:value-type="float">
            <text:p>0.8846153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17-08-19</text:p>
          </table:table-cell>
          <table:table-cell office:value-type="float" office:value="0.07566765578635" calcext:value-type="float">
            <text:p>0.07566765578635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262611275964392" calcext:value-type="float">
            <text:p>0.262611275964392</text:p>
          </table:table-cell>
          <table:table-cell office:value-type="float" office:value="0.935897435897436" calcext:value-type="float">
            <text:p>0.93589743589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17-08-20</text:p>
          </table:table-cell>
          <table:table-cell office:value-type="float" office:value="0.262611275964392" calcext:value-type="float">
            <text:p>0.262611275964392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102373887240356" calcext:value-type="float">
            <text:p>0.102373887240356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17-08-21</text:p>
          </table:table-cell>
          <table:table-cell office:value-type="float" office:value="0.102373887240356" calcext:value-type="float">
            <text:p>0.102373887240356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17-08-2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17-08-2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17-08-2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17-08-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871794871794872" calcext:value-type="float">
            <text:p>0.871794871794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17-08-2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17-08-2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35897435897436" calcext:value-type="float">
            <text:p>0.93589743589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17-08-2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362017804154303" calcext:value-type="float">
            <text:p>0.362017804154303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17-08-29</text:p>
          </table:table-cell>
          <table:table-cell office:value-type="float" office:value="0.362017804154303" calcext:value-type="float">
            <text:p>0.362017804154303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422848664688427" calcext:value-type="float">
            <text:p>0.422848664688427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17-08-30</text:p>
          </table:table-cell>
          <table:table-cell office:value-type="float" office:value="0.422848664688427" calcext:value-type="float">
            <text:p>0.422848664688427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370919881305638" calcext:value-type="float">
            <text:p>0.370919881305638</text:p>
          </table:table-cell>
          <table:table-cell office:value-type="float" office:value="0.782051282051282" calcext:value-type="float">
            <text:p>0.7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17-08-31</text:p>
          </table:table-cell>
          <table:table-cell office:value-type="float" office:value="0.370919881305638" calcext:value-type="float">
            <text:p>0.37091988130563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722551928783383" calcext:value-type="float">
            <text:p>0.72255192878338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17-09-01</text:p>
          </table:table-cell>
          <table:table-cell office:value-type="float" office:value="0.722551928783383" calcext:value-type="float">
            <text:p>0.722551928783383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67359050445104" calcext:value-type="float">
            <text:p>0.467359050445104</text:p>
          </table:table-cell>
          <table:table-cell office:value-type="float" office:value="0.884615384615385" calcext:value-type="float">
            <text:p>0.8846153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17-09-02</text:p>
          </table:table-cell>
          <table:table-cell office:value-type="float" office:value="0.467359050445104" calcext:value-type="float">
            <text:p>0.467359050445104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301186943620178" calcext:value-type="float">
            <text:p>0.301186943620178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17-09-03</text:p>
          </table:table-cell>
          <table:table-cell office:value-type="float" office:value="0.301186943620178" calcext:value-type="float">
            <text:p>0.301186943620178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594955489614243" calcext:value-type="float">
            <text:p>0.594955489614243</text:p>
          </table:table-cell>
          <table:table-cell office:value-type="float" office:value="0.628205128205128" calcext:value-type="float">
            <text:p>0.62820512820512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17-09-04</text:p>
          </table:table-cell>
          <table:table-cell office:value-type="float" office:value="0.594955489614243" calcext:value-type="float">
            <text:p>0.594955489614243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310089020771513" calcext:value-type="float">
            <text:p>0.310089020771513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17-09-05</text:p>
          </table:table-cell>
          <table:table-cell office:value-type="float" office:value="0.310089020771513" calcext:value-type="float">
            <text:p>0.310089020771513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821958456973294" calcext:value-type="float">
            <text:p>0.821958456973294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17-09-06</text:p>
          </table:table-cell>
          <table:table-cell office:value-type="float" office:value="0.821958456973294" calcext:value-type="float">
            <text:p>0.821958456973294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396142433234421" calcext:value-type="float">
            <text:p>0.396142433234421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17-09-07</text:p>
          </table:table-cell>
          <table:table-cell office:value-type="float" office:value="0.396142433234421" calcext:value-type="float">
            <text:p>0.396142433234421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267062314540059" calcext:value-type="float">
            <text:p>0.267062314540059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17-09-08</text:p>
          </table:table-cell>
          <table:table-cell office:value-type="float" office:value="0.267062314540059" calcext:value-type="float">
            <text:p>0.267062314540059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124629080118694" calcext:value-type="float">
            <text:p>0.124629080118694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017-09-09</text:p>
          </table:table-cell>
          <table:table-cell office:value-type="float" office:value="0.124629080118694" calcext:value-type="float">
            <text:p>0.12462908011869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140949554896142" calcext:value-type="float">
            <text:p>0.140949554896142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017-09-10</text:p>
          </table:table-cell>
          <table:table-cell office:value-type="float" office:value="0.140949554896142" calcext:value-type="float">
            <text:p>0.140949554896142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445103857566766" calcext:value-type="float">
            <text:p>0.44510385756676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17-09-11</text:p>
          </table:table-cell>
          <table:table-cell office:value-type="float" office:value="0.445103857566766" calcext:value-type="float">
            <text:p>0.445103857566766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17-09-1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17-09-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017-09-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782051282051282" calcext:value-type="float">
            <text:p>0.7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17-09-1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17-09-1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17-09-1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17-09-1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07566765578635" calcext:value-type="float">
            <text:p>0.0756676557863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017-09-19</text:p>
          </table:table-cell>
          <table:table-cell office:value-type="float" office:value="0.07566765578635" calcext:value-type="float">
            <text:p>0.07566765578635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31157270029674" calcext:value-type="float">
            <text:p>0.03115727002967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017-09-20</text:p>
          </table:table-cell>
          <table:table-cell office:value-type="float" office:value="0.031157270029674" calcext:value-type="float">
            <text:p>0.031157270029674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40059347181009" calcext:value-type="float">
            <text:p>0.040059347181009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017-09-21</text:p>
          </table:table-cell>
          <table:table-cell office:value-type="float" office:value="0.040059347181009" calcext:value-type="float">
            <text:p>0.040059347181009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91988130563798" calcext:value-type="float">
            <text:p>0.091988130563798</text:p>
          </table:table-cell>
          <table:table-cell office:value-type="float" office:value="0.525641025641026" calcext:value-type="float">
            <text:p>0.5256410256410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17-09-22</text:p>
          </table:table-cell>
          <table:table-cell office:value-type="float" office:value="0.091988130563798" calcext:value-type="float">
            <text:p>0.091988130563798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06973293768546" calcext:value-type="float">
            <text:p>0.06973293768546</text:p>
          </table:table-cell>
          <table:table-cell office:value-type="float" office:value="0.564102564102564" calcext:value-type="float">
            <text:p>0.56410256410256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017-09-23</text:p>
          </table:table-cell>
          <table:table-cell office:value-type="float" office:value="0.06973293768546" calcext:value-type="float">
            <text:p>0.06973293768546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029673590504451" calcext:value-type="float">
            <text:p>0.029673590504451</text:p>
          </table:table-cell>
          <table:table-cell office:value-type="float" office:value="0.628205128205128" calcext:value-type="float">
            <text:p>0.62820512820512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017-09-24</text:p>
          </table:table-cell>
          <table:table-cell office:value-type="float" office:value="0.029673590504451" calcext:value-type="float">
            <text:p>0.029673590504451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17-09-25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0.602564102564103" calcext:value-type="float">
            <text:p>0.60256410256410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017-09-26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01186943620178" calcext:value-type="float">
            <text:p>0.01186943620178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017-09-27</text:p>
          </table:table-cell>
          <table:table-cell office:value-type="float" office:value="0.01186943620178" calcext:value-type="float">
            <text:p>0.01186943620178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017-09-28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016320474777448" calcext:value-type="float">
            <text:p>0.016320474777448</text:p>
          </table:table-cell>
          <table:table-cell office:value-type="float" office:value="0.602564102564103" calcext:value-type="float">
            <text:p>0.602564102564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017-09-29</text:p>
          </table:table-cell>
          <table:table-cell office:value-type="float" office:value="0.016320474777448" calcext:value-type="float">
            <text:p>0.016320474777448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0.576923076923077" calcext:value-type="float">
            <text:p>0.5769230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017-09-30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0.564102564102564" calcext:value-type="float">
            <text:p>0.56410256410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017-10-01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0.576923076923077" calcext:value-type="float">
            <text:p>0.5769230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17-10-02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576923076923077" calcext:value-type="float">
            <text:p>0.5769230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017-10-03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017-10-04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0.628205128205128" calcext:value-type="float">
            <text:p>0.6282051282051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17-10-05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17-10-06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25641025641026" calcext:value-type="float">
            <text:p>0.52564102564102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017-10-0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017-10-0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017-10-09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64102564102564" calcext:value-type="float">
            <text:p>0.56410256410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017-10-1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564102564102564" calcext:value-type="float">
            <text:p>0.56410256410256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017-10-11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017-10-12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0.628205128205128" calcext:value-type="float">
            <text:p>0.628205128205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017-10-13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28205128205128" calcext:value-type="float">
            <text:p>0.628205128205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17-10-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602564102564103" calcext:value-type="float">
            <text:p>0.602564102564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017-10-15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17-10-1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017-10-17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017-10-18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017-10-19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17-10-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017-10-21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28205128205128" calcext:value-type="float">
            <text:p>0.628205128205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017-10-2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017-10-2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017-10-2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017-10-2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017-10-2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512820512820513" calcext:value-type="float">
            <text:p>0.512820512820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017-10-2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564102564102564" calcext:value-type="float">
            <text:p>0.56410256410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17-10-2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017-10-2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87179487179487" calcext:value-type="float">
            <text:p>0.487179487179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017-10-3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017-10-3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41025641025641" calcext:value-type="float">
            <text:p>0.4102564102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017-11-0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017-11-0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12820512820513" calcext:value-type="float">
            <text:p>0.512820512820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017-11-0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12820512820513" calcext:value-type="float">
            <text:p>0.512820512820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017-11-0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017-11-0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017-11-0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87179487179487" calcext:value-type="float">
            <text:p>0.487179487179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018-01-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018-01-3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435897435897436" calcext:value-type="float">
            <text:p>0.43589743589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2018-02-0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018-02-0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018-02-0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6153846153846" calcext:value-type="float">
            <text:p>0.34615384615384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018-02-0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018-02-0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20512820512821" calcext:value-type="float">
            <text:p>0.320512820512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018-02-0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018-02-0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97435897435897" calcext:value-type="float">
            <text:p>0.397435897435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018-02-0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46153846153846" calcext:value-type="float">
            <text:p>0.34615384615384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2018-02-0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20512820512821" calcext:value-type="float">
            <text:p>0.32051282051282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018-02-1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94871794871795" calcext:value-type="float">
            <text:p>0.2948717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018-02-1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018-02-1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46153846153846" calcext:value-type="float">
            <text:p>0.3461538461538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2018-02-1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018-02-1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018-02-1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018-02-1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358974358974359" calcext:value-type="float">
            <text:p>0.3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018-02-1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018-02-1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018-02-1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018-02-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94871794871795" calcext:value-type="float">
            <text:p>0.29487179487179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018-02-2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018-02-2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20512820512821" calcext:value-type="float">
            <text:p>0.32051282051282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018-02-2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320512820512821" calcext:value-type="float">
            <text:p>0.32051282051282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018-02-2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18-02-2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2018-02-2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018-02-2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2018-02-2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018-03-0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2018-03-0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43589743589744" calcext:value-type="float">
            <text:p>0.24358974358974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2018-03-0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2018-03-0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43589743589744" calcext:value-type="float">
            <text:p>0.24358974358974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018-03-0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94871794871795" calcext:value-type="float">
            <text:p>0.29487179487179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2018-03-0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97435897435897" calcext:value-type="float">
            <text:p>0.39743589743589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2018-03-0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74358974358974" calcext:value-type="float">
            <text:p>0.47435897435897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2018-03-0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1025641025641" calcext:value-type="float">
            <text:p>0.4102564102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018-03-0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74358974358974" calcext:value-type="float">
            <text:p>0.47435897435897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2018-03-1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551282051282051" calcext:value-type="float">
            <text:p>0.55128205128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018-03-1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2018-03-1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2018-03-1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2018-03-1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018-03-1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25641025641026" calcext:value-type="float">
            <text:p>0.5256410256410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2018-03-1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018-03-1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018-03-1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018-03-1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2018-03-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2018-03-2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2018-03-2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018-03-2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243589743589744" calcext:value-type="float">
            <text:p>0.24358974358974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018-03-2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294871794871795" calcext:value-type="float">
            <text:p>0.2948717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018-03-2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346153846153846" calcext:value-type="float">
            <text:p>0.3461538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2018-03-2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358974358974359" calcext:value-type="float">
            <text:p>0.35897435897435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018-03-2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397435897435897" calcext:value-type="float">
            <text:p>0.39743589743589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018-03-2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18-03-2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2018-03-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2018-03-3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2018-04-0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7179487179487" calcext:value-type="float">
            <text:p>0.48717948717948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2018-04-0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2018-04-0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28205128205128" calcext:value-type="float">
            <text:p>0.628205128205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018-04-0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2018-04-0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02564102564103" calcext:value-type="float">
            <text:p>0.602564102564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2018-04-0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25641025641026" calcext:value-type="float">
            <text:p>0.52564102564102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2018-04-0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25641025641026" calcext:value-type="float">
            <text:p>0.5256410256410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2018-04-0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2018-04-0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2018-04-1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2018-04-1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2018-04-1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2018-04-1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2018-04-1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2018-04-1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018-04-1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018-04-1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018-04-1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02564102564103" calcext:value-type="float">
            <text:p>0.60256410256410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018-04-1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2018-04-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2018-04-2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2018-04-2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018-04-2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018-04-2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2018-04-2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2018-04-2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018-04-2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2018-04-2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018-04-2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018-04-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782051282051282" calcext:value-type="float">
            <text:p>0.7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2018-05-0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82051282051282" calcext:value-type="float">
            <text:p>0.7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2018-05-0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2018-05-03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018-05-0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018-05-05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018-05-0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2018-05-0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2018-05-0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2018-05-0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018-05-1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018-05-1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2018-05-1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2018-05-1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2018-05-1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018-05-1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2018-05-1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28205128205128" calcext:value-type="float">
            <text:p>0.628205128205128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2018-05-1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2018-05-1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2018-05-1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2018-05-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2018-05-2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2018-05-2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018-05-2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2018-05-2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782051282051282" calcext:value-type="float">
            <text:p>0.7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2018-05-2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2018-05-2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782051282051282" calcext:value-type="float">
            <text:p>0.7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018-05-2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2018-05-2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2018-05-2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2018-05-3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2018-06-0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2018-06-0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2018-06-0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2018-06-0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18-06-0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2018-06-0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2018-06-0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018-06-0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97435897435897" calcext:value-type="float">
            <text:p>0.897435897435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2018-06-0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018-06-1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782051282051282" calcext:value-type="float">
            <text:p>0.7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2018-06-1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2018-06-1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1025641025641" calcext:value-type="float">
            <text:p>0.9102564102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2018-06-1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782051282051282" calcext:value-type="float">
            <text:p>0.7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2018-06-1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2018-06-1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2018-06-1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2018-06-1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2018-06-1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2018-06-1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2018-06-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2018-06-2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018-06-2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2018-06-2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28205128205128" calcext:value-type="float">
            <text:p>0.628205128205128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2018-06-2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2018-06-2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2018-06-2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2018-06-2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2018-06-2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2018-06-2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2018-06-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2018-07-0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2018-07-0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2018-07-0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2018-07-0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2051282051282" calcext:value-type="float">
            <text:p>0.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2018-07-0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2051282051282" calcext:value-type="float">
            <text:p>0.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2018-07-0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2018-07-07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2018-07-0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2018-07-0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2018-07-1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2018-07-11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0.82051282051282" calcext:value-type="float">
            <text:p>0.8205128205128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2018-07-12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018-07-13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2018-07-14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2018-07-1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782051282051282" calcext:value-type="float">
            <text:p>0.7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2018-07-1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00593471810089" calcext:value-type="float">
            <text:p>0.00593471810089</text:p>
          </table:table-cell>
          <table:table-cell office:value-type="float" office:value="0.82051282051282" calcext:value-type="float">
            <text:p>0.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2018-07-17</text:p>
          </table:table-cell>
          <table:table-cell office:value-type="float" office:value="0.00593471810089" calcext:value-type="float">
            <text:p>0.00593471810089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14836795252226" calcext:value-type="float">
            <text:p>0.014836795252226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2018-07-18</text:p>
          </table:table-cell>
          <table:table-cell office:value-type="float" office:value="0.014836795252226" calcext:value-type="float">
            <text:p>0.014836795252226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022255192878338" calcext:value-type="float">
            <text:p>0.022255192878338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2018-07-19</text:p>
          </table:table-cell>
          <table:table-cell office:value-type="float" office:value="0.022255192878338" calcext:value-type="float">
            <text:p>0.022255192878338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010385756676558" calcext:value-type="float">
            <text:p>0.010385756676558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2018-07-20</text:p>
          </table:table-cell>
          <table:table-cell office:value-type="float" office:value="0.010385756676558" calcext:value-type="float">
            <text:p>0.010385756676558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593471810089" calcext:value-type="float">
            <text:p>0.00593471810089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2018-07-21</text:p>
          </table:table-cell>
          <table:table-cell office:value-type="float" office:value="0.00593471810089" calcext:value-type="float">
            <text:p>0.00593471810089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0.871794871794872" calcext:value-type="float">
            <text:p>0.871794871794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2018-07-22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2018-07-2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022255192878338" calcext:value-type="float">
            <text:p>0.022255192878338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2018-07-24</text:p>
          </table:table-cell>
          <table:table-cell office:value-type="float" office:value="0.022255192878338" calcext:value-type="float">
            <text:p>0.022255192878338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.032640949554896" calcext:value-type="float">
            <text:p>0.032640949554896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2018-07-25</text:p>
          </table:table-cell>
          <table:table-cell office:value-type="float" office:value="0.032640949554896" calcext:value-type="float">
            <text:p>0.032640949554896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043026706231454" calcext:value-type="float">
            <text:p>0.043026706231454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018-07-26</text:p>
          </table:table-cell>
          <table:table-cell office:value-type="float" office:value="0.043026706231454" calcext:value-type="float">
            <text:p>0.043026706231454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.029673590504451" calcext:value-type="float">
            <text:p>0.029673590504451</text:p>
          </table:table-cell>
          <table:table-cell office:value-type="float" office:value="0.82051282051282" calcext:value-type="float">
            <text:p>0.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2018-07-27</text:p>
          </table:table-cell>
          <table:table-cell office:value-type="float" office:value="0.029673590504451" calcext:value-type="float">
            <text:p>0.029673590504451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020771513353116" calcext:value-type="float">
            <text:p>0.020771513353116</text:p>
          </table:table-cell>
          <table:table-cell office:value-type="float" office:value="0.782051282051282" calcext:value-type="float">
            <text:p>0.7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2018-07-28</text:p>
          </table:table-cell>
          <table:table-cell office:value-type="float" office:value="0.020771513353116" calcext:value-type="float">
            <text:p>0.020771513353116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025222551928783" calcext:value-type="float">
            <text:p>0.025222551928783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2018-07-29</text:p>
          </table:table-cell>
          <table:table-cell office:value-type="float" office:value="0.025222551928783" calcext:value-type="float">
            <text:p>0.025222551928783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041543026706232" calcext:value-type="float">
            <text:p>0.04154302670623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2018-07-30</text:p>
          </table:table-cell>
          <table:table-cell office:value-type="float" office:value="0.041543026706232" calcext:value-type="float">
            <text:p>0.041543026706232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16320474777448" calcext:value-type="float">
            <text:p>0.016320474777448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2018-07-31</text:p>
          </table:table-cell>
          <table:table-cell office:value-type="float" office:value="0.016320474777448" calcext:value-type="float">
            <text:p>0.016320474777448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010385756676558" calcext:value-type="float">
            <text:p>0.010385756676558</text:p>
          </table:table-cell>
          <table:table-cell office:value-type="float" office:value="0.871794871794872" calcext:value-type="float">
            <text:p>0.871794871794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2018-08-01</text:p>
          </table:table-cell>
          <table:table-cell office:value-type="float" office:value="0.010385756676558" calcext:value-type="float">
            <text:p>0.01038575667655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93471810089021" calcext:value-type="float">
            <text:p>0.093471810089021</text:p>
          </table:table-cell>
          <table:table-cell office:value-type="float" office:value="0.82051282051282" calcext:value-type="float">
            <text:p>0.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2018-08-02</text:p>
          </table:table-cell>
          <table:table-cell office:value-type="float" office:value="0.093471810089021" calcext:value-type="float">
            <text:p>0.09347181008902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106824925816024" calcext:value-type="float">
            <text:p>0.10682492581602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2018-08-03</text:p>
          </table:table-cell>
          <table:table-cell office:value-type="float" office:value="0.106824925816024" calcext:value-type="float">
            <text:p>0.106824925816024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102373887240356" calcext:value-type="float">
            <text:p>0.102373887240356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2018-08-04</text:p>
          </table:table-cell>
          <table:table-cell office:value-type="float" office:value="0.102373887240356" calcext:value-type="float">
            <text:p>0.102373887240356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35608308605341" calcext:value-type="float">
            <text:p>0.035608308605341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2018-08-05</text:p>
          </table:table-cell>
          <table:table-cell office:value-type="float" office:value="0.035608308605341" calcext:value-type="float">
            <text:p>0.03560830860534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15727002967359" calcext:value-type="float">
            <text:p>0.15727002967359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2018-08-06</text:p>
          </table:table-cell>
          <table:table-cell office:value-type="float" office:value="0.15727002967359" calcext:value-type="float">
            <text:p>0.15727002967359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118694362017804" calcext:value-type="float">
            <text:p>0.118694362017804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2018-08-07</text:p>
          </table:table-cell>
          <table:table-cell office:value-type="float" office:value="0.118694362017804" calcext:value-type="float">
            <text:p>0.118694362017804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94955489614243" calcext:value-type="float">
            <text:p>0.094955489614243</text:p>
          </table:table-cell>
          <table:table-cell office:value-type="float" office:value="0.871794871794872" calcext:value-type="float">
            <text:p>0.871794871794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2018-08-08</text:p>
          </table:table-cell>
          <table:table-cell office:value-type="float" office:value="0.094955489614243" calcext:value-type="float">
            <text:p>0.094955489614243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97922848664688" calcext:value-type="float">
            <text:p>0.097922848664688</text:p>
          </table:table-cell>
          <table:table-cell office:value-type="float" office:value="0.884615384615385" calcext:value-type="float">
            <text:p>0.8846153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2018-08-09</text:p>
          </table:table-cell>
          <table:table-cell office:value-type="float" office:value="0.097922848664688" calcext:value-type="float">
            <text:p>0.09792284866468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83086053412463" calcext:value-type="float">
            <text:p>0.083086053412463</text:p>
          </table:table-cell>
          <table:table-cell office:value-type="float" office:value="0.91025641025641" calcext:value-type="float">
            <text:p>0.9102564102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2018-08-10</text:p>
          </table:table-cell>
          <table:table-cell office:value-type="float" office:value="0.083086053412463" calcext:value-type="float">
            <text:p>0.083086053412463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118694362017804" calcext:value-type="float">
            <text:p>0.118694362017804</text:p>
          </table:table-cell>
          <table:table-cell office:value-type="float" office:value="0.871794871794872" calcext:value-type="float">
            <text:p>0.871794871794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2018-08-11</text:p>
          </table:table-cell>
          <table:table-cell office:value-type="float" office:value="0.118694362017804" calcext:value-type="float">
            <text:p>0.118694362017804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80118694362018" calcext:value-type="float">
            <text:p>0.080118694362018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2018-08-12</text:p>
          </table:table-cell>
          <table:table-cell office:value-type="float" office:value="0.080118694362018" calcext:value-type="float">
            <text:p>0.08011869436201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155786350148368" calcext:value-type="float">
            <text:p>0.155786350148368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2018-08-13</text:p>
          </table:table-cell>
          <table:table-cell office:value-type="float" office:value="0.155786350148368" calcext:value-type="float">
            <text:p>0.15578635014836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136498516320475" calcext:value-type="float">
            <text:p>0.136498516320475</text:p>
          </table:table-cell>
          <table:table-cell office:value-type="float" office:value="0.871794871794872" calcext:value-type="float">
            <text:p>0.871794871794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2018-08-14</text:p>
          </table:table-cell>
          <table:table-cell office:value-type="float" office:value="0.136498516320475" calcext:value-type="float">
            <text:p>0.136498516320475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84569732937686" calcext:value-type="float">
            <text:p>0.084569732937686</text:p>
          </table:table-cell>
          <table:table-cell office:value-type="float" office:value="0.897435897435897" calcext:value-type="float">
            <text:p>0.89743589743589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2018-08-15</text:p>
          </table:table-cell>
          <table:table-cell office:value-type="float" office:value="0.084569732937686" calcext:value-type="float">
            <text:p>0.084569732937686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108308605341246" calcext:value-type="float">
            <text:p>0.108308605341246</text:p>
          </table:table-cell>
          <table:table-cell office:value-type="float" office:value="0.782051282051282" calcext:value-type="float">
            <text:p>0.7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2018-08-16</text:p>
          </table:table-cell>
          <table:table-cell office:value-type="float" office:value="0.108308605341246" calcext:value-type="float">
            <text:p>0.108308605341246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155786350148368" calcext:value-type="float">
            <text:p>0.155786350148368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2018-08-17</text:p>
          </table:table-cell>
          <table:table-cell office:value-type="float" office:value="0.155786350148368" calcext:value-type="float">
            <text:p>0.15578635014836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102373887240356" calcext:value-type="float">
            <text:p>0.102373887240356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2018-08-18</text:p>
          </table:table-cell>
          <table:table-cell office:value-type="float" office:value="0.102373887240356" calcext:value-type="float">
            <text:p>0.102373887240356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045994065281899" calcext:value-type="float">
            <text:p>0.045994065281899</text:p>
          </table:table-cell>
          <table:table-cell office:value-type="float" office:value="0.884615384615385" calcext:value-type="float">
            <text:p>0.8846153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2018-08-19</text:p>
          </table:table-cell>
          <table:table-cell office:value-type="float" office:value="0.045994065281899" calcext:value-type="float">
            <text:p>0.045994065281899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045994065281899" calcext:value-type="float">
            <text:p>0.045994065281899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2018-08-20</text:p>
          </table:table-cell>
          <table:table-cell office:value-type="float" office:value="0.045994065281899" calcext:value-type="float">
            <text:p>0.045994065281899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686943620178042" calcext:value-type="float">
            <text:p>0.686943620178042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2018-08-21</text:p>
          </table:table-cell>
          <table:table-cell office:value-type="float" office:value="0.686943620178042" calcext:value-type="float">
            <text:p>0.686943620178042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271513353115727" calcext:value-type="float">
            <text:p>0.271513353115727</text:p>
          </table:table-cell>
          <table:table-cell office:value-type="float" office:value="0.871794871794872" calcext:value-type="float">
            <text:p>0.871794871794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2018-08-22</text:p>
          </table:table-cell>
          <table:table-cell office:value-type="float" office:value="0.271513353115727" calcext:value-type="float">
            <text:p>0.271513353115727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271513353115727" calcext:value-type="float">
            <text:p>0.271513353115727</text:p>
          </table:table-cell>
          <table:table-cell office:value-type="float" office:value="0.884615384615385" calcext:value-type="float">
            <text:p>0.8846153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2018-08-23</text:p>
          </table:table-cell>
          <table:table-cell office:value-type="float" office:value="0.271513353115727" calcext:value-type="float">
            <text:p>0.271513353115727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06973293768546" calcext:value-type="float">
            <text:p>0.06973293768546</text:p>
          </table:table-cell>
          <table:table-cell office:value-type="float" office:value="0.884615384615385" calcext:value-type="float">
            <text:p>0.8846153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2018-08-24</text:p>
          </table:table-cell>
          <table:table-cell office:value-type="float" office:value="0.06973293768546" calcext:value-type="float">
            <text:p>0.06973293768546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43026706231454" calcext:value-type="float">
            <text:p>0.43026706231454</text:p>
          </table:table-cell>
          <table:table-cell office:value-type="float" office:value="0.897435897435897" calcext:value-type="float">
            <text:p>0.897435897435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2018-08-25</text:p>
          </table:table-cell>
          <table:table-cell office:value-type="float" office:value="0.43026706231454" calcext:value-type="float">
            <text:p>0.43026706231454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611275964391691" calcext:value-type="float">
            <text:p>0.611275964391691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2018-08-26</text:p>
          </table:table-cell>
          <table:table-cell office:value-type="float" office:value="0.611275964391691" calcext:value-type="float">
            <text:p>0.61127596439169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.789317507418398" calcext:value-type="float">
            <text:p>0.789317507418398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2018-08-27</text:p>
          </table:table-cell>
          <table:table-cell office:value-type="float" office:value="0.789317507418398" calcext:value-type="float">
            <text:p>0.78931750741839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339762611275964" calcext:value-type="float">
            <text:p>0.33976261127596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2018-08-28</text:p>
          </table:table-cell>
          <table:table-cell office:value-type="float" office:value="0.339762611275964" calcext:value-type="float">
            <text:p>0.339762611275964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364985163204748" calcext:value-type="float">
            <text:p>0.364985163204748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2018-08-29</text:p>
          </table:table-cell>
          <table:table-cell office:value-type="float" office:value="0.364985163204748" calcext:value-type="float">
            <text:p>0.3649851632047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206231454005935" calcext:value-type="float">
            <text:p>0.206231454005935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2018-08-30</text:p>
          </table:table-cell>
          <table:table-cell office:value-type="float" office:value="0.206231454005935" calcext:value-type="float">
            <text:p>0.206231454005935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636498516320475" calcext:value-type="float">
            <text:p>0.636498516320475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018-08-31</text:p>
          </table:table-cell>
          <table:table-cell office:value-type="float" office:value="0.636498516320475" calcext:value-type="float">
            <text:p>0.636498516320475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179525222551929" calcext:value-type="float">
            <text:p>0.179525222551929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2018-09-01</text:p>
          </table:table-cell>
          <table:table-cell office:value-type="float" office:value="0.179525222551929" calcext:value-type="float">
            <text:p>0.179525222551929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08605341246291" calcext:value-type="float">
            <text:p>0.308605341246291</text:p>
          </table:table-cell>
          <table:table-cell office:value-type="float" office:value="0.884615384615385" calcext:value-type="float">
            <text:p>0.8846153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2018-09-02</text:p>
          </table:table-cell>
          <table:table-cell office:value-type="float" office:value="0.308605341246291" calcext:value-type="float">
            <text:p>0.30860534124629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333827893175074" calcext:value-type="float">
            <text:p>0.333827893175074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2018-09-03</text:p>
          </table:table-cell>
          <table:table-cell office:value-type="float" office:value="0.333827893175074" calcext:value-type="float">
            <text:p>0.333827893175074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70326409495549" calcext:value-type="float">
            <text:p>0.470326409495549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2018-09-04</text:p>
          </table:table-cell>
          <table:table-cell office:value-type="float" office:value="0.470326409495549" calcext:value-type="float">
            <text:p>0.470326409495549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1513353115727" calcext:value-type="float">
            <text:p>0.1513353115727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2018-09-05</text:p>
          </table:table-cell>
          <table:table-cell office:value-type="float" office:value="0.1513353115727" calcext:value-type="float">
            <text:p>0.1513353115727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286350148367953" calcext:value-type="float">
            <text:p>0.286350148367953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2018-09-06</text:p>
          </table:table-cell>
          <table:table-cell office:value-type="float" office:value="0.286350148367953" calcext:value-type="float">
            <text:p>0.286350148367953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502967359050445" calcext:value-type="float">
            <text:p>0.502967359050445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2018-09-07</text:p>
          </table:table-cell>
          <table:table-cell office:value-type="float" office:value="0.502967359050445" calcext:value-type="float">
            <text:p>0.502967359050445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130563798219585" calcext:value-type="float">
            <text:p>0.130563798219585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2018-09-08</text:p>
          </table:table-cell>
          <table:table-cell office:value-type="float" office:value="0.130563798219585" calcext:value-type="float">
            <text:p>0.130563798219585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304154302670623" calcext:value-type="float">
            <text:p>0.304154302670623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2018-09-09</text:p>
          </table:table-cell>
          <table:table-cell office:value-type="float" office:value="0.304154302670623" calcext:value-type="float">
            <text:p>0.304154302670623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323442136498516" calcext:value-type="float">
            <text:p>0.323442136498516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2018-09-10</text:p>
          </table:table-cell>
          <table:table-cell office:value-type="float" office:value="0.323442136498516" calcext:value-type="float">
            <text:p>0.323442136498516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219584569732938" calcext:value-type="float">
            <text:p>0.219584569732938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2018-09-11</text:p>
          </table:table-cell>
          <table:table-cell office:value-type="float" office:value="0.219584569732938" calcext:value-type="float">
            <text:p>0.219584569732938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118694362017804" calcext:value-type="float">
            <text:p>0.118694362017804</text:p>
          </table:table-cell>
          <table:table-cell office:value-type="float" office:value="0.782051282051282" calcext:value-type="float">
            <text:p>0.7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2018-09-12</text:p>
          </table:table-cell>
          <table:table-cell office:value-type="float" office:value="0.118694362017804" calcext:value-type="float">
            <text:p>0.118694362017804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252225519287834" calcext:value-type="float">
            <text:p>0.252225519287834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2018-09-13</text:p>
          </table:table-cell>
          <table:table-cell office:value-type="float" office:value="0.252225519287834" calcext:value-type="float">
            <text:p>0.252225519287834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304154302670623" calcext:value-type="float">
            <text:p>0.304154302670623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2018-09-14</text:p>
          </table:table-cell>
          <table:table-cell office:value-type="float" office:value="0.304154302670623" calcext:value-type="float">
            <text:p>0.304154302670623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28486646884273" calcext:value-type="float">
            <text:p>0.28486646884273</text:p>
          </table:table-cell>
          <table:table-cell office:value-type="float" office:value="0.782051282051282" calcext:value-type="float">
            <text:p>0.7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2018-09-15</text:p>
          </table:table-cell>
          <table:table-cell office:value-type="float" office:value="0.28486646884273" calcext:value-type="float">
            <text:p>0.28486646884273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68249258160237" calcext:value-type="float">
            <text:p>0.068249258160237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2018-09-16</text:p>
          </table:table-cell>
          <table:table-cell office:value-type="float" office:value="0.068249258160237" calcext:value-type="float">
            <text:p>0.068249258160237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87537091988131" calcext:value-type="float">
            <text:p>0.087537091988131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2018-09-18</text:p>
          </table:table-cell>
          <table:table-cell office:value-type="float" office:value="0.072700296735905" calcext:value-type="float">
            <text:p>0.072700296735905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124629080118694" calcext:value-type="float">
            <text:p>0.124629080118694</text:p>
          </table:table-cell>
          <table:table-cell office:value-type="float" office:value="0.858974358974359" calcext:value-type="float">
            <text:p>0.8589743589743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2018-09-19</text:p>
          </table:table-cell>
          <table:table-cell office:value-type="float" office:value="0.124629080118694" calcext:value-type="float">
            <text:p>0.124629080118694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43026706231454" calcext:value-type="float">
            <text:p>0.043026706231454</text:p>
          </table:table-cell>
          <table:table-cell office:value-type="float" office:value="0.82051282051282" calcext:value-type="float">
            <text:p>0.82051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2018-09-20</text:p>
          </table:table-cell>
          <table:table-cell office:value-type="float" office:value="0.043026706231454" calcext:value-type="float">
            <text:p>0.043026706231454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129080118694362" calcext:value-type="float">
            <text:p>0.129080118694362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2018-09-21</text:p>
          </table:table-cell>
          <table:table-cell office:value-type="float" office:value="0.129080118694362" calcext:value-type="float">
            <text:p>0.129080118694362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155786350148368" calcext:value-type="float">
            <text:p>0.155786350148368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2018-09-22</text:p>
          </table:table-cell>
          <table:table-cell office:value-type="float" office:value="0.155786350148368" calcext:value-type="float">
            <text:p>0.155786350148368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123145400593472" calcext:value-type="float">
            <text:p>0.123145400593472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2018-09-23</text:p>
          </table:table-cell>
          <table:table-cell office:value-type="float" office:value="0.123145400593472" calcext:value-type="float">
            <text:p>0.123145400593472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013353115727003" calcext:value-type="float">
            <text:p>0.013353115727003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2018-09-25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2018-09-26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018-09-27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0.525641025641026" calcext:value-type="float">
            <text:p>0.52564102564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2018-09-28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2018-09-29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01186943620178" calcext:value-type="float">
            <text:p>0.01186943620178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2018-09-30</text:p>
          </table:table-cell>
          <table:table-cell office:value-type="float" office:value="0.01186943620178" calcext:value-type="float">
            <text:p>0.01186943620178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3738872403561" calcext:value-type="float">
            <text:p>0.023738872403561</text:p>
          </table:table-cell>
          <table:table-cell office:value-type="float" office:value="0.525641025641026" calcext:value-type="float">
            <text:p>0.52564102564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2018-10-01</text:p>
          </table:table-cell>
          <table:table-cell office:value-type="float" office:value="0.023738872403561" calcext:value-type="float">
            <text:p>0.023738872403561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593471810089" calcext:value-type="float">
            <text:p>0.00593471810089</text:p>
          </table:table-cell>
          <table:table-cell office:value-type="float" office:value="0.602564102564103" calcext:value-type="float">
            <text:p>0.602564102564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2018-10-02</text:p>
          </table:table-cell>
          <table:table-cell office:value-type="float" office:value="0.00593471810089" calcext:value-type="float">
            <text:p>0.00593471810089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0.525641025641026" calcext:value-type="float">
            <text:p>0.5256410256410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2018-10-03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2018-10-0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0.564102564102564" calcext:value-type="float">
            <text:p>0.56410256410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2018-10-05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0.602564102564103" calcext:value-type="float">
            <text:p>0.602564102564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2018-10-06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2018-10-07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2018-10-08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2018-10-09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2018-10-10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2018-10-11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16320474777448" calcext:value-type="float">
            <text:p>0.01632047477744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2018-10-12</text:p>
          </table:table-cell>
          <table:table-cell office:value-type="float" office:value="0.016320474777448" calcext:value-type="float">
            <text:p>0.016320474777448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2018-10-13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2018-10-14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2018-10-15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2018-10-16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2018-10-17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2018-10-18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67948717948718" calcext:value-type="float">
            <text:p>0.6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2018-10-19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2018-10-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0.602564102564103" calcext:value-type="float">
            <text:p>0.60256410256410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2018-10-21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512820512820513" calcext:value-type="float">
            <text:p>0.512820512820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2018-10-22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2018-10-23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2018-10-24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2018-10-25</text:p>
          </table:table-cell>
          <table:table-cell office:value-type="float" office:value="0.008902077151335" calcext:value-type="float">
            <text:p>0.008902077151335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0.474358974358974" calcext:value-type="float">
            <text:p>0.47435897435897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2018-10-26</text:p>
          </table:table-cell>
          <table:table-cell office:value-type="float" office:value="0.002967359050445" calcext:value-type="float">
            <text:p>0.002967359050445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2018-10-27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00593471810089" calcext:value-type="float">
            <text:p>0.00593471810089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2018-10-28</text:p>
          </table:table-cell>
          <table:table-cell office:value-type="float" office:value="0.00593471810089" calcext:value-type="float">
            <text:p>0.00593471810089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01186943620178" calcext:value-type="float">
            <text:p>0.01186943620178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2018-10-29</text:p>
          </table:table-cell>
          <table:table-cell office:value-type="float" office:value="0.01186943620178" calcext:value-type="float">
            <text:p>0.01186943620178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2018-10-30</text:p>
          </table:table-cell>
          <table:table-cell office:value-type="float" office:value="0.007418397626113" calcext:value-type="float">
            <text:p>0.007418397626113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2018-10-31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2018-11-0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2018-11-02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2018-11-03</text:p>
          </table:table-cell>
          <table:table-cell office:value-type="float" office:value="0.004451038575668" calcext:value-type="float">
            <text:p>0.004451038575668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2018-11-04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2018-11-05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1483679525223" calcext:value-type="float">
            <text:p>0.001483679525223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67" meta:object-count="0"/>
    <meta:generator>LibreOffice/6.4.4.2$Linux_X86_64 LibreOffice_project/40$Build-2</meta:generator>
  </office:meta>
</office:document-meta>
</file>